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Footer">
      <style:text-properties officeooo:paragraph-rsid="003ddd74"/>
    </style:style>
    <style:style style:name="P2" style:family="paragraph" style:parent-style-name="Standard">
      <style:text-properties officeooo:paragraph-rsid="002b0443"/>
    </style:style>
    <style:style style:name="P3" style:family="paragraph" style:parent-style-name="Standard">
      <style:text-properties officeooo:paragraph-rsid="002f4e51"/>
    </style:style>
    <style:style style:name="P4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officeooo:rsid="003be162" officeooo:paragraph-rsid="003be162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9" style:family="paragraph" style:parent-style-name="Standard">
      <style:paragraph-properties fo:text-align="justify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0" style:family="paragraph" style:parent-style-name="Standard">
      <style:paragraph-properties fo:text-align="start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1" style:family="paragraph" style:parent-style-name="Table_20_Contents">
      <style:text-properties style:font-name="Calibri" fo:font-size="12pt" fo:font-style="normal" officeooo:rsid="003be162" officeooo:paragraph-rsid="003be162" style:font-size-asian="12pt" style:font-style-asian="normal" style:font-size-complex="12pt" style:font-style-complex="normal"/>
    </style:style>
    <style:style style:name="T1" style:family="text">
      <style:text-properties officeooo:rsid="00232872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officeooo:rsid="00395837"/>
    </style:style>
    <style:style style:name="T7" style:family="text">
      <style:text-properties fo:color="#008000"/>
    </style:style>
    <style:style style:name="T8" style:family="text">
      <style:text-properties fo:color="#666666"/>
    </style:style>
    <style:style style:name="T9" style:family="text">
      <style:text-properties fo:color="#666666" officeooo:rsid="0015143a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7">Sub routine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1">Defining a sub routine</text:p>
          </table:table-cell>
          <table:table-cell table:style-name="Tabelle2.A1" office:value-type="string">
            <text:p text:style-name="P4"><text:span text:style-name="T5">Sub</text:span> <text:span text:style-name="T4">name</text:span>(<text:span text:style-name="T4">param1</text:span>, <text:span text:style-name="T4">param2</text:span>, <text:span text:style-name="T4">…</text:span>)</text:p>
            <text:p text:style-name="P4"><text:s text:c="2"/><text:span text:style-name="T7">'Group of statements</text:span></text:p>
            <text:p text:style-name="P8">End Sub</text:p>
          </table:table-cell>
          <table:table-cell table:style-name="Tabelle2.A1" office:value-type="string">
            <text:p text:style-name="P9"><text:span text:style-name="T6">S</text:span>ub <text:span text:style-name="T3">Greet(name)</text:span></text:p>
            <text:p text:style-name="P5"><text:s text:c="2"/>MsgBox <text:span text:style-name="T9">"Hello "</text:span> &amp; name</text:p>
            <text:p text:style-name="P9">End Sub</text:p>
          </table:table-cell>
        </table:table-row>
        <table:table-row>
          <table:table-cell table:style-name="Tabelle2.A1" office:value-type="string">
            <text:p text:style-name="P11">Calling a sub routine</text:p>
          </table:table-cell>
          <table:table-cell table:style-name="Tabelle2.A1" office:value-type="string">
            <text:p text:style-name="P4"><text:span text:style-name="T4">name</text:span> <text:span text:style-name="T4">param1</text:span>, <text:span text:style-name="T4">param2, </text:span>...</text:p>
          </table:table-cell>
          <table:table-cell table:style-name="Tabelle2.A1" office:value-type="string">
            <text:p text:style-name="P5">Greet <text:span text:style-name="T9">"</text:span><text:span text:style-name="T8">Fred</text:span><text:span text:style-name="T9">"</text:span></text:p>
          </table:table-cell>
        </table:table-row>
      </table:table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7">Functions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11">Defining a function</text:p>
          </table:table-cell>
          <table:table-cell table:style-name="Tabelle1.A1" office:value-type="string">
            <text:p text:style-name="P4"><text:span text:style-name="T5">Function</text:span> <text:span text:style-name="T4">name</text:span>(<text:span text:style-name="T4">param1</text:span>, <text:span text:style-name="T4">param2</text:span>, <text:span text:style-name="T4">…</text:span>)</text:p>
            <text:p text:style-name="P4"><text:s text:c="2"/><text:span text:style-name="T7">'Group of statements</text:span></text:p>
            <text:p text:style-name="P8">End Function</text:p>
          </table:table-cell>
          <table:table-cell table:style-name="Tabelle1.A1" office:value-type="string">
            <text:p text:style-name="P9">Function <text:span text:style-name="T3">AddNumbers(a, b)</text:span></text:p>
            <text:p text:style-name="P5"><text:s text:c="2"/>AddNumbers = a + b</text:p>
            <text:p text:style-name="P9">End Sub</text:p>
          </table:table-cell>
        </table:table-row>
        <table:table-row>
          <table:table-cell table:style-name="Tabelle1.A1" office:value-type="string">
            <text:p text:style-name="P11">Calling a function</text:p>
          </table:table-cell>
          <table:table-cell table:style-name="Tabelle1.A1" office:value-type="string">
            <text:p text:style-name="P4">name(param1, param2, <text:span text:style-name="T4">...</text:span>)</text:p>
          </table:table-cell>
          <table:table-cell table:style-name="Tabelle1.A1" office:value-type="string">
            <text:p text:style-name="P10">'Calls AddNumber and assigns the result to the variable result</text:p>
            <text:p text:style-name="P6">result = AddNumbers <text:span text:style-name="T2">2</text:span>, <text:span text:style-name="T2">3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ddd74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5:40.246000000</dc:date>
    <meta:editing-duration>PT3H9M24S</meta:editing-duration>
    <meta:editing-cycles>33</meta:editing-cycles>
    <meta:generator>LibreOffice/5.1.2.2$Windows_x86 LibreOffice_project/d3bf12ecb743fc0d20e0be0c58ca359301eb705f</meta:generator>
    <meta:document-statistic meta:table-count="2" meta:image-count="1" meta:object-count="0" meta:page-count="1" meta:paragraph-count="25" meta:word-count="94" meta:character-count="625" meta:non-whitespace-character-count="500"/>
  </office:meta>
</office:document-meta>
</file>